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23-02-22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20-02-1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19-02-20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18-02-20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16-02-22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15-02-18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14-02-2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13-02-2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12-02-22 0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11-02-15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10-02-23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09-02-2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08-02-19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07-02-21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06-02-24 0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05-02-23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04-02-1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02-02-2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01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2000-02-2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99-02-23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98-02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97-02-2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95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94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93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92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91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90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7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6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6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6-0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5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4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4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4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4-0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4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80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8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8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8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7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7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7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7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6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6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6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6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5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5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5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3</text:p>
          </table:table-cell>
          <table:table-cell office:value-type="string" calcext:value-type="string">
            <text:p>1974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